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 fo:margin-bottom="7.00p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>EJECUTABLES E INSTALADORES</text:span></text:p>
      <text:p text:style-name="P2"><text:span text:style-name="T2">Los ejecutables e instaladores dos sistemas operativos son os seguintes:</text:span></text:p>
      <text:list text:style-name="L3">
        <text:list-item>
          <text:p text:style-name="P3"><text:span text:style-name="T2">MacOS app, dmg, pkg </text:span></text:p>
        </text:list-item>
        <text:list-item>
          <text:p text:style-name="P3"><text:span text:style-name="T2">Linux deb, rpm</text:span></text:p>
        </text:list-item>
        <text:list-item>
          <text:p text:style-name="P3"><text:span text:style-name="T2"><text:s/>Windows exe, msi </text:span></text:p>
        </text:list-item>
      </text:list>
      <text:p text:style-name="P4"><text:span text:style-name="T2">Hicimos una aplicación para sacar una ventana “externa” con un mensaje con el package:<text:s/></text:span><text:span text:style-name="T3">javax.swing</text:span></text:p>
      <text:p text:style-name="P5"><text:span text:style-name="T4">Y para poder sacar el mensaje utilizamos el JoptionPane.showMessageDialog();</text:span></text:p>
      <text:p text:style-name="P5"><text:span text:style-name="T4">Para crear el JAR(el ejecutable), en el IDE fuimos a file-project Structure-Artifacts-+-JAR-From modules with dependecies. Despues de hacer esto tenemos que “buildearlo”, por lo que utilizamos la direccion del IDE Build-Build Artifacts-(Seleccion del JAR creado)-Build</text:span></text:p>
      <text:p text:style-name="P5"><text:span text:style-name="T4">Ahora que el Jar está creado, miramos si funciona correctamente, por lo que lo ejecutanos desde la terminal con el siguiente comando:</text:span></text:p>
      <text:p text:style-name="P5"><text:span text:style-name="T4">Java-jar “nombreDelJar.jar”</text:span></text:p>
      <text:p text:style-name="P5"><text:span text:style-name="T4">Con esto si el jar se ejecuta ya acabaría esta parte, por lo que continuamos con el release de git, con los comandos:</text:span></text:p>
      <text:p text:style-name="P5"><text:span text:style-name="T4">git tag -a “numero de la versión” -m “comentario de la versión”</text:span></text:p>
      <text:p text:style-name="P5"><text:span text:style-name="T4">Para que esta etiqueta se pueda subir primero tenemos que tener el repositorio y realizar una sincronización entre el local y el repositorio, gracias a<text:s/></text:span><text:span text:style-name="T5">git remote add origin (junto al enlace del repositorio)</text:span></text:p>
      <text:p text:style-name="P5"><text:span text:style-name="T6">Y finalmente para subir la etiqueta procedemos con el comando: git push origin “numero de la versión”</text:span></text:p>
      <text:p text:style-name="P5"><text:span text:style-name="T6">Al terminar esto vamos a nuestro repositorio de Git y nos metemos en el apartado etiquetas para crear un release con la etiqueta a partir de la: create Release from tag.</text:span></text:p>
      <text:p text:style-name="P5"><text:span text:style-name="T6">Ahí podremos colocar nuestro Jar junto con una descripción de ella. Este jar lo añadimos arrastrando al apartado Attach binaries by dropping them here or selecting them. </text:span></text:p>
      <text:p text:style-name="P5"><text:span text:style-name="T6">Crear exe desde cmd en mi caso por que en el de git no me funciona:</text:span></text:p>
      <text:p text:style-name="P5"><text:span text:style-name="T6">cd C:\Users\nicol\.jdks\corretto-17.0.5\bin</text:span></text:p>
      <text:p text:style-name="P5"><text:span text:style-name="T6">jpackage -i D:\CosasPc\COD\untitled1 -n Untilted 1 --main-jar out\artifacts\untitled1_jar\untilted1.jar -d<text:s/></text:span><text:span text:style-name="T7">D:\CosasPc</text:span><text:span text:style-name="T8"/></text:p>
      <text:p text:style-name="P5"><text:span text:style-name="T8">Link del repositorio:</text:span></text:p>
      <text:p text:style-name="P5"><text:a xlink:href="https://github.com/NicolasRodriguezSteuerberg/Subir-sources"><text:span text:style-name="T9">https://github.com/NicolasRodriguezSteuerberg/Subir-sources</text:span></text:a><text:span text:style-name="T10"/></text:p>
      <text:p text:style-name="P5"><text:span text:style-name="T11"/></text:p>
      <text:p text:style-name="P5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